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25-02-0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23-02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22-02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21-10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21-03-02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5256" calcext:value-type="float">
            <text:p>92.3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20-10-2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20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9-05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9-02-0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8-10-1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02368" calcext:value-type="float">
            <text:p>124.1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8-07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7296" calcext:value-type="float">
            <text:p>127.7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8-04-25 0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8-0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8712" calcext:value-type="float">
            <text:p>113.1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7-10-11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5344" calcext:value-type="float">
            <text:p>125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7-06-3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6896" calcext:value-type="float">
            <text:p>124.5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7-04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1584" calcext:value-type="float">
            <text:p>103.3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7-02-2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5992" calcext:value-type="float">
            <text:p>106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7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6-10-26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6-07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6-04-1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7376" calcext:value-type="float">
            <text:p>101.6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6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6-01-28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5-10-20 0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152" calcext:value-type="float">
            <text:p>118.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5-10-20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676" calcext:value-type="float">
            <text:p>118.8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5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042</text:p>
          </table:table-cell>
          <table:table-cell office:value-type="string" calcext:value-type="string">
            <text:p>05N/30E-14DB</text:p>
          </table:table-cell>
          <table:table-cell office:value-type="string" calcext:value-type="string">
            <text:p>201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